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weight="bold" style:font-weight-asian="bold" fo:font-size="18pt" style:font-size-asian="18pt"/>
    </style:style>
    <style:style style:name="P2" style:parent-style-name="Normal" style:family="paragraph">
      <style:paragraph-properties fo:break-before="page"/>
      <style:text-properties fo:hyphenate="true"/>
    </style:style>
    <style:style style:name="P3" style:parent-style-name="Normal" style:family="paragraph">
      <style:text-properties fo:hyphenate="true"/>
    </style:style>
    <style:style style:name="P4" style:parent-style-name="Normal" style:family="paragraph">
      <style:text-properties fo:hyphenate="true"/>
    </style:style>
    <style:style style:name="P5" style:parent-style-name="Normal" style:family="paragraph">
      <style:text-properties fo:hyphenate="true"/>
    </style:style>
    <style:style style:name="P6" style:parent-style-name="Normal" style:family="paragraph">
      <style:paragraph-properties fo:break-before="page"/>
      <style:text-properties fo:hyphenate="true"/>
    </style:style>
    <style:style style:name="P7" style:parent-style-name="Normal" style:family="paragraph">
      <style:text-properties fo:hyphenate="true"/>
    </style:style>
    <style:style style:name="P8" style:parent-style-name="Normal" style:family="paragraph">
      <style:text-properties fo:hyphenate="true"/>
    </style:style>
    <style:style style:name="P9" style:parent-style-name="Normal" style:family="paragraph">
      <style:text-properties fo:hyphenate="true"/>
    </style:style>
    <style:style style:name="P10" style:parent-style-name="Normal" style:family="paragraph">
      <style:text-properties fo:hyphenate="true"/>
    </style:style>
    <style:style style:name="P11" style:parent-style-name="Normal" style:family="paragraph">
      <style:text-properties fo:hyphenate="true"/>
    </style:style>
    <style:style style:name="P12" style:parent-style-name="Normal" style:family="paragraph">
      <style:text-properties fo:hyphenate="true"/>
    </style:style>
    <style:style style:name="P13" style:parent-style-name="Normal" style:family="paragraph">
      <style:text-properties fo:hyphenate="true"/>
    </style:style>
    <style:style style:name="P14" style:parent-style-name="Normal" style:family="paragraph">
      <style:paragraph-properties fo:break-before="page"/>
    </style:style>
    <style:style style:name="P15" style:parent-style-name="Normal" style:family="paragraph">
      <style:text-properties fo:hyphenate="true"/>
    </style:style>
    <style:style style:name="P16" style:parent-style-name="Normal" style:family="paragraph">
      <style:text-properties fo:hyphenate="true"/>
    </style:style>
    <style:style style:name="P17" style:parent-style-name="Normal" style:family="paragraph">
      <style:text-properties fo:hyphenate="true"/>
    </style:style>
    <style:style style:name="P18" style:parent-style-name="Normal" style:family="paragraph">
      <style:text-properties fo:hyphenate="true"/>
    </style:style>
    <style:style style:name="P19" style:parent-style-name="Normal" style:family="paragraph">
      <style:text-properties fo:hyphenate="true"/>
    </style:style>
    <style:style style:name="P20" style:parent-style-name="Normal" style:family="paragraph">
      <style:text-properties fo:hyphenate="true"/>
    </style:style>
    <style:style style:name="P21" style:parent-style-name="Normal" style:family="paragraph">
      <style:text-properties fo:hyphenate="true"/>
    </style:style>
    <style:style style:name="P22" style:parent-style-name="Normal" style:family="paragraph">
      <style:text-properties fo:hyphenate="true"/>
    </style:style>
    <style:style style:name="P23" style:parent-style-name="Normal" style:family="paragraph">
      <style:paragraph-properties fo:break-before="page"/>
      <style:text-properties fo:hyphenate="true"/>
    </style:style>
  </office:automatic-styles>
  <office:body>
    <office:text text:use-soft-page-breaks="true">
      <text:p text:style-name="P1">Assembly Tutorial Lesson #18</text:p>
      <text:p text:style-name="Subtitle">Sprites</text:p>
      <text:p text:style-name="Normal">[Title slide]</text:p>
      <text:p text:style-name="Normal">Hi there! This is Matt Heffernan. Welcome back to my channel. This is the eighteenth episode in a series that seeks to demystify<text:s/>programming in assembly language for the 6502 family of 8-bit processors. We’re using the Commander X16 as a target as it has a 65C02 and is a particularly excellent platform for this learning process. If you haven’t seen the previous episodes and need to<text:s/>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since then getting into the specific capabilities of the X16. For graphics, we’ve already seen how the two VERA layers can be used for text, tiles or bitmaps, but separate from those are the sprites, which are like individual free-floating tiles that the VERA can render using their own unique priority, placing them anywhere in relation to the layers and even each other. They aren’t tied to the scroll positions of either layer, but can be placed anywhere on the screen, independent of even the other 127 sprites available for the display. The mouse cursor uses a sprite, but the biggest application of sprites is in games, where you can have characters and animations all doing their own thing, and even define additional graphical layers to add an even greater sense of depth to the look of games.</text:p>
      <text:p text:style-name="Normal">[cut to slide 2 – sprite capabilities]</text:p>
      <text:p text:style-name="Normal">The VERA display adapter<text:s/>supports 128 independent sprites. Each can be between 8x8 and 64x64 pixels in size, and have 16 or 256 colors. Sprites are positioned by their upper-left corner, which can be set to any pixel on the 640x480 screen, and in fact even off screen so that only<text:s/>part of the sprite is visible. The positions are always absolute to the current scale of the display, and not affected by the scroll position of either layer. Sprite assets can be stored anywhere in VRAM, and don’t require being in a particular order, like tile assets, but they do need to be aligned to 32-byte boundaries. But because this is a more flexible alignment than tile maps or asset bases, sprite assets can be used to fill in random parts of VRAM where possible.</text:p>
      <text:p text:style-name="Normal">Sprites can be rendered at 3 Z-levels, starting with level 1, which is behind both layers. Level 2 is between the layers, and level 3 is in front of both layers. However, the sprites are rendered within these layers on a priority based on their index. The sprites with lower indexes are rendered in front of sprites with higher indexes, and always in front of sprites in lower Z-levels. So really, the VERA supports 131 different layers, if you count the solid color background, and all 128 sprite layers can have a configurable priority.</text:p>
      <text:p text:style-name="Normal">In addition to these constraints, there is also a limit to the number of sprites that can be rendered on a single line of the display, depending on the width and color depth of each sprite. The formula is somewhat complex, but generally you don’t want so many sprites on one line that they’re all overlapping. Remember, you can always swap out tiles if you need animation without movement relative to the tile map.</text:p>
      <text:p text:style-name="Normal">Sprites also support hardware collision detection with other sprites, but not with tiles. Sprites can indicate up to 4 classes of collision that they support, and visible intersections with other sprites in a common collision class will generate an interrupt, during which the VERA can indicate which of the four classes are currently experiencing a collision.</text:p>
      <text:p text:style-name="P2"/>
      <text:p text:style-name="P3">[cut to slide 3 – VERA registers]</text:p>
      <text:p text:style-name="P4">To control the general behavior of sprites, we have some familiar VERA registers to deal with, starting with the IEN and ISR interrupt registers. We’ve already seen how to deal with VSYNC and LINE interrupts, but today we are going to get into Sprite Collision, or SPRCOL IRQs. To enable them, first you need to set bit 2 in the IEN register. Then, when an IRQ happens, you can see what triggered it in the ISR register. If bit 2 is set there, a Sprite Collision occurred, and this bit is latched just like the others, so it will reset if you write a 1 to it, and then it won’t be set again until another collision is detected. The upper four bits of the ISR register indicate what kind of collision occurred. As we will see later, each sprite has a 4-bit collision<text:s/>map, and when sprites with the same bit set intersect, it will generate an interrupt with that same bit set in the ISR register. This helps you define different “classes” of collision. During any IRQ, you can see which collision classes are currently occurring by looking at these bits.</text:p>
      <text:p text:style-name="P5">But first, to make any sprites visible, you need to set bit 6 in the DC_VIDEO register, which will enable sprites at all Z-levels. Then, to make any sprite appear, it needs to have a non-zero Z-level and be located within the currently visible display area. But how do you do this?</text:p>
      <text:p text:style-name="P6"/>
      <text:soft-page-break/>
      <text:p text:style-name="P7">[cut to slide<text:s/>4<text:s/>– attribute registers]</text:p>
      <text:p text:style-name="P8">Unlike the two display layers, VERA sprites are controlled by registers that are mapped to VRAM rather than being directly addressable by the CPU.<text:s/>The sprite attribute registers start at VRAM address hex 1FC00, and there are 8 contiguous bytes for each sprite, so the last kilobyte of VRAM is dedicated to these registers. So the starting address for each sprite can be expressed as 1FC00 plus 8 times the sprite index, which puts the first register for sprite 127 at hex 1FFF8.</text:p>
      <text:p text:style-name="P9">The first two attribute bytes for each sprite are for the address of the sprite asset in VRAM. But only 12 bits are available for that 17 bit address, which means that the lowest 5 bits of the asset address must be clear, requiring a 32-byte alignment. So if you wanted to place your first sprite asset right after the default text map at hex 04000, you need to shift that address to the right by 5 bits, and write<text:s/>hex 200 to the address register. It’s little-endian, of course, so you’ll write zero to the first byte and 2 to the second byte, however the second by also contains another field. Bit 7 is used to indicate the color depth of the sprite. A mode value of 0 indicates 16-colors, and 1 means 256-colors. You can’t have 1bpp or 2bpp sprites with VERA, but that’s just as well as an 8x8 4bpp sprite takes up 32 bytes, so anything smaller would just result in wasted space in VRAM.</text:p>
      <text:p text:style-name="P10">The next four bytes contain the X and Y coordinates,<text:s/>with X first as a 10-bit little-endian value. The X coordinate can range from zero to 639 and the sprite will be visible on a full-scale display. You can even give the X coordinate a value less than zero by putting a negative 16-bit value in those two bytes, even though the upper 6 bits will be ignored. This means that all ten bits set will be interpreted as negative 1, and the sprite will have its rightmost column of pixels off-screen. So the range is effectively -63 to 639 and anything outside that range means the sprite will be completely off-screen.<text:s/>Negative 64 represented as a signed 10-bit value is the same as 960 unsigned, so the invisible range could also be interpreted as 640 to 959.</text:p>
      <text:p text:style-name="P11">The same sort of math applies to the Y coordinate in the two bytes after X, but the range is further constrained, with the highest positive value being 479<text:s/>with a full scale display. Of course, if you have set your display scale to be less than full-scale, only the sprites in the visible upper left corner of the logical 640x480 display will also be visible.<text:s/>The pixel coordinates of your sprite position will always scale along with your display.</text:p>
      <text:p text:style-name="P12">After the coordinates is a byte containing the collision mask, Z-depth, and flipping indicators for the sprite. Each sprite can have any of the four collision mask bits set in the upper nybble, and intersecting with any other sprites with the same bits set will trigger a collision interrupt. Bits 3 and 2 hold the Z-level, with a value of zero effectively disabling the sprite. A value of 1, 2 or 3 will place the sprite in the priority order we saw earlier. Setting bit 1 will flip the sprite vertically, with each row of the sprite asset rendered in reverse order. Bit 0 is for flipping horizontally, and it can be combined with vertical flipping to have an asset get rendered in 4 different orientations.</text:p>
      <text:p text:style-name="P13">The eighth and last attribute register byte for each sprite sets its dimensions and palette offset. Bits 7 and 6 set the height to 8, 16, 32 or 64, based on a value of 0, 1, 2 or 3, respectively. The same value mappings apply to bits 5 and 4 to set the sprite width, so that you can have any combination of the 4 dimension values. Like I said earlier, the minimum size of a sprite is 32 bytes, which would be for an 8x8 mode 0 sprite. The maximum size is a whopping 4 kilobytes for 64x64 mode 1 sprite. So, maybe not every combination is a great idea, but you do have a lot of flexibility in between. The lower nybble of this last byte indicates the palette offset for mode 0 sprites, and this works just the same as palette offsets for tiles and bitmaps, by mapping color index zero to 16 times this offset. Also like other assets, sprite pixels using color index zero will be transparent, and not cause any collisions, either. Only opaque pixels with non-zero color indexes will be rendered and cause collisions when intersecting with visible pixels from other sprites.</text:p>
      <text:p text:style-name="P14"/>
      <text:soft-page-break/>
      <text:p text:style-name="P15">[cut to slide 5 – mode 0 assets]</text:p>
      <text:p text:style-name="P16">Sprite assets can be stored anywhere in VRAM, and are formatted just like individual tiles, without the need of being the same dimensions of other assets, or even stored alongside others. Mode 0 sprites use 4 bits per pixel for 16-color depth, and can be configured to use any 16-color palette offset. The starting address of an asset must be at a 32-byte boundary, but sprite assets are always going to be even multiples of 32 bytes, so even differently sized sprites can be stored contiguously to leave larger contiguous areas of VRAM for tiles and bitmaps.</text:p>
      <text:p text:style-name="P17">Just like tiles, pixels with color index 0 are always transparent, regardless of the palette offset. You can make your sprites look more diverse with the trick of just changing the palette offset, which was done quite often in classic games like Pac-Man and Super Mario Brothers.</text:p>
      <text:p text:style-name="P18">[cut to slide 6 – mode 1 assets]</text:p>
      <text:p text:style-name="P19">Mode 1 sprites take up a full byte per pixel, meaning twice as much VRAM than mode 0 sprites of the same size.<text:s/>These sprites can use any color in the full 256-color palette, with color index 0 still being transparent. You could try going Neo-Geo with a bunch of giant Mode 1 sprites all over the screen, but you’ll run into some serious constraints when it comes to the VRAM needed to store the current visible assets, the limited number of 8bpp sprite pixels per line, and the time required to transfer asset data from CPU RAM to VRAM, as you won’t be able to fit many animation frames in VRAM at once.<text:s/>So you need to be judicious in how many Mode 0 sprites you use, where you intend to put them, and how detailed you want their animation to be. You will find that the X16 can keep up with consoles of the 16-bit era like the Super Nintendo, but without the ability to do things like Mode 7 rotation, or FX chip polygons. Also, the absence of DMA loading into VRAM means that you want to keep all the assets you need quickly in VRAM, even when they’re not being rendered.</text:p>
      <text:p text:style-name="P20">[cut to slide 7 – placing a sprite]</text:p>
      <text:p text:style-name="P21"/>
      <text:p text:style-name="P22"/>
      <text:p text:style-name="P23"/>
      <text:p text:style-name="Normal">[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Normal">
      <style:paragraph-properties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Title" style:display-name="Title" style:family="paragraph" style:parent-style-name="Normal" style:next-style-name="Normal">
      <style:paragraph-properties fo:margin-bottom="0in"/>
      <style:text-properties style:font-name="Calibri Light" style:font-name-asian="Times New Roman" style:font-name-complex="Calibri Light"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5-11T19:18:00Z</meta:creation-date>
    <dc:date>2021-05-12T21:27:00Z</dc:date>
    <meta:template xlink:href="Normal.dotm" xlink:type="simple"/>
    <meta:editing-cycles>18</meta:editing-cycles>
    <meta:editing-duration>PT31440S</meta:editing-duration>
    <meta:document-statistic meta:page-count="5" meta:paragraph-count="24" meta:word-count="1832" meta:character-count="12256" meta:row-count="87" meta:non-whitespace-character-count="10448"/>
  </office:meta>
</office:document-meta>
</file>